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15000002EFE25DBFD1.jpg" manifest:media-type="image/jpeg"/>
  <manifest:file-entry manifest:full-path="Pictures/10000000000001B5000001CADA8A1581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, serif"/>
    <style:font-face style:name="Verdana" svg:font-family="Verdana" style:font-family-generic="swiss"/>
    <style:font-face style:name="StarSymbol" svg:font-family="StarSymbol" style:font-family-generic="system"/>
    <style:font-face style:name="Mangal" svg:font-family="Mangal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Tabla2" style:family="table">
      <style:table-properties style:width="15.362cm" fo:margin-left="0.123cm" fo:margin-right="0.104cm" table:align="margins" style:writing-mode="lr-tb"/>
    </style:style>
    <style:style style:name="Tabla2.A" style:family="table-column">
      <style:table-column-properties style:column-width="2.85cm" style:rel-column-width="12160*"/>
    </style:style>
    <style:style style:name="Tabla2.B" style:family="table-column">
      <style:table-column-properties style:column-width="8.698cm" style:rel-column-width="37105*"/>
    </style:style>
    <style:style style:name="Tabla2.C" style:family="table-column">
      <style:table-column-properties style:column-width="3.814cm" style:rel-column-width="16270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2" style:family="table-row">
      <style:table-row-properties style:min-row-height="1.069cm" fo:keep-together="auto"/>
    </style:style>
    <style:style style:name="Tabla1" style:family="table">
      <style:table-properties style:width="15.589cm" table:align="margins"/>
    </style:style>
    <style:style style:name="Tabla1.A" style:family="table-column">
      <style:table-column-properties style:column-width="7.795cm" style:rel-column-width="32767*"/>
    </style:style>
    <style:style style:name="Tabla1.B" style:family="table-column">
      <style:table-column-properties style:column-width="7.795cm" style:rel-column-width="32768*"/>
    </style:style>
    <style:style style:name="Tabla1.A1" style:family="table-cell">
      <style:table-cell-properties fo:padding="0.097cm" fo:border="none"/>
    </style:style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text-properties fo:color="#000000"/>
    </style:style>
    <style:style style:name="P3" style:family="paragraph" style:parent-style-name="Normal">
      <style:paragraph-properties fo:text-align="center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P4" style:family="paragraph" style:parent-style-name="Normal">
      <style:paragraph-properties style:line-height-at-least="0.176cm" fo:text-align="center" style:justify-single-word="false"/>
      <style:text-properties fo:color="#000000" fo:font-size="11pt" style:font-size-asian="11pt" style:font-size-complex="11pt"/>
    </style:style>
    <style:style style:name="P5" style:family="paragraph" style:parent-style-name="Normal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Normal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Normal">
      <style:paragraph-properties fo:line-height="150%" fo:text-align="justify" style:justify-single-word="false"/>
    </style:style>
    <style:style style:name="P8" style:family="paragraph" style:parent-style-name="Normal">
      <style:paragraph-properties style:line-height-at-least="0.176cm" fo:text-align="center" style:justify-single-word="false"/>
    </style:style>
    <style:style style:name="P9" style:family="paragraph" style:parent-style-name="Footer">
      <style:paragraph-properties fo:text-align="justify" style:justify-single-word="false"/>
      <style:text-properties fo:color="#000000" style:font-name="Arial" fo:font-size="9pt" style:font-size-asian="9pt" style:font-size-complex="9pt"/>
    </style:style>
    <style:style style:name="P10" style:family="paragraph" style:parent-style-name="Normal_20__28_Web_29_">
      <style:paragraph-properties fo:margin-left="0.044cm" fo:margin-right="0cm" fo:margin-top="0cm" fo:margin-bottom="0cm" fo:line-height="150%" fo:text-align="start" style:justify-single-word="false" fo:text-indent="0cm" style:auto-text-indent="false"/>
    </style:style>
    <style:style style:name="P11" style:family="paragraph" style:parent-style-name="Text_20_body">
      <style:paragraph-properties fo:margin-left="0.044cm" fo:margin-right="0cm" fo:margin-top="0cm" fo:margin-bottom="0cm" fo:line-height="150%" fo:text-align="justify" style:justify-single-word="false" fo:text-indent="0cm" style:auto-text-indent="false"/>
    </style:style>
    <style:style style:name="P12" style:family="paragraph" style:parent-style-name="Table_20_Contents">
      <style:paragraph-properties fo:text-align="center" style:justify-single-word="false"/>
      <style:text-properties fo:color="#000000" fo:font-size="11pt" fo:font-weight="bold" style:font-name-asian="DejaVu Sans" style:font-size-asian="11pt" style:font-weight-asian="bold" style:font-name-complex="DejaVu Sans" style:font-size-complex="11pt" style:font-weight-complex="bold"/>
    </style:style>
    <style:style style:name="P13" style:family="paragraph" style:parent-style-name="Text_20_body">
      <style:paragraph-properties fo:margin-left="0cm" fo:margin-right="0cm" fo:margin-top="0cm" fo:margin-bottom="0cm" fo:line-height="150%" fo:text-align="start" style:justify-single-word="false" fo:text-indent="0cm" style:auto-text-indent="false"/>
    </style:style>
    <style:style style:name="P14" style:family="paragraph" style:parent-style-name="Normal_20__28_Web_29_">
      <style:paragraph-properties fo:margin-top="0cm" fo:margin-bottom="0cm" fo:text-align="center" style:justify-single-word="false" fo:orphans="0" fo:widows="0" style:snap-to-layout-grid="false"/>
      <style:text-properties fo:color="#000000" style:font-name="Nimbus Roman No9 L" fo:font-size="9pt" fo:font-weight="bold" style:font-size-asian="9pt" style:font-weight-asian="bold" style:font-name-complex="Nimbus Roman No9 L" style:font-size-complex="9pt"/>
    </style:style>
    <style:style style:name="P15" style:family="paragraph" style:parent-style-name="Normal_20__28_Web_29_">
      <style:paragraph-properties fo:margin-top="0cm" fo:margin-bottom="0cm" fo:text-align="justify" style:justify-single-word="false" fo:orphans="0" fo:widows="0"/>
      <style:text-properties fo:color="#000000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6" style:family="paragraph" style:parent-style-name="Standard">
      <style:paragraph-properties fo:margin-top="0cm" fo:margin-bottom="0cm" fo:text-align="justify" style:justify-single-word="false" fo:orphans="0" fo:widows="0"/>
      <style:text-properties fo:color="#000000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7" style:family="paragraph" style:parent-style-name="Standard">
      <style:text-properties fo:color="#000000" style:font-name="Arial" fo:font-size="8pt" style:font-size-asian="8pt" style:font-size-complex="8pt"/>
    </style:style>
    <style:style style:name="P18" style:family="paragraph" style:parent-style-name="Standard">
      <style:paragraph-properties fo:text-align="center" style:justify-single-word="false"/>
      <style:text-properties fo:color="#000000" style:font-name="Arial" fo:font-size="8pt" style:font-size-asian="8pt" style:font-size-complex="8pt"/>
    </style:style>
    <style:style style:name="P19" style:family="paragraph" style:parent-style-name="Header">
      <style:paragraph-properties fo:text-align="center" style:justify-single-word="false"/>
      <style:text-properties fo:color="#000000" style:font-name="Arial" fo:font-size="8pt" fo:font-style="normal" fo:font-weight="normal" fo:background-color="transparent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0" style:family="paragraph" style:parent-style-name="Normal" style:master-page-name="MP0">
      <style:paragraph-properties fo:text-align="center" style:justify-single-word="false" style:page-number="auto" fo:break-before="page"/>
      <style:text-properties fo:color="#000000" fo:font-weight="bold" style:font-weight-asian="bold" style:font-weight-complex="bold"/>
    </style:style>
    <style:style style:name="P21" style:family="paragraph" style:parent-style-name="Text_20_body">
      <style:paragraph-properties fo:margin-left="0.044cm" fo:margin-right="0cm" fo:margin-top="0cm" fo:margin-bottom="0cm" fo:line-height="150%" fo:text-align="justify" style:justify-single-word="false" fo:text-indent="0cm" style:auto-text-indent="false"/>
      <style:text-properties fo:color="#000000" style:font-name="Times New Roman1" fo:font-size="11pt" fo:language="zxx" fo:country="none" style:font-size-asian="11pt" style:font-size-complex="11pt"/>
    </style:style>
    <style:style style:name="P22" style:family="paragraph" style:parent-style-name="Text_20_body">
      <style:paragraph-properties fo:margin-left="0.044cm" fo:margin-right="0cm" fo:margin-top="0cm" fo:margin-bottom="0cm" fo:line-height="150%" fo:text-align="start" style:justify-single-word="false" fo:text-indent="0cm" style:auto-text-indent="false"/>
      <style:text-properties fo:color="#000000" style:font-name="Times New Roman1" fo:font-size="11pt" fo:language="zxx" fo:country="none" style:font-size-asian="11pt" style:font-size-complex="11pt"/>
    </style:style>
    <style:style style:name="P23" style:family="paragraph" style:parent-style-name="Normal_20__28_Web_29_">
      <style:paragraph-properties fo:margin-top="0cm" fo:margin-bottom="0cm" fo:text-align="center" style:justify-single-word="false" fo:orphans="0" fo:widows="0" style:snap-to-layout-grid="false"/>
      <style:text-properties fo:color="#000000" style:font-name="Nimbus Roman No9 L" fo:font-size="9pt" fo:font-weight="bold" style:font-size-asian="9pt" style:font-weight-asian="bold" style:font-name-complex="Nimbus Roman No9 L" style:font-size-complex="9pt"/>
    </style:style>
    <style:style style:name="T1" style:family="text">
      <style:text-properties style:language-asian="es" style:country-asian="VE" style:language-complex="ar" style:country-complex="SA"/>
    </style:style>
    <style:style style:name="T2" style:family="text">
      <style:text-properties fo:color="#000000" fo:font-size="13pt" style:font-size-asian="13pt" style:font-size-complex="13pt"/>
    </style:style>
    <style:style style:name="T3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4" style:family="text">
      <style:text-properties fo:color="#000000" fo:font-size="11pt" style:font-size-asian="11pt" style:font-size-complex="11pt"/>
    </style:style>
    <style:style style:name="T5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color="#000000" fo:font-size="11pt" fo:language="es" fo:country="ES" style:font-size-asian="11pt" style:font-name-complex="Arial" style:font-size-complex="11pt"/>
    </style:style>
    <style:style style:name="T7" style:family="text">
      <style:text-properties fo:color="#000000" style:font-name="Times New Roman1" fo:font-size="11pt" fo:language="zxx" fo:country="none" fo:font-style="normal" style:letter-kerning="true" style:font-name-asian="DejaVu Sans" style:font-size-asian="11pt" style:language-asian="hi" style:country-asian="IN" style:font-style-asian="normal" style:font-name-complex="DejaVu Sans" style:font-size-complex="11pt" style:language-complex="hi" style:country-complex="IN" style:font-style-complex="normal"/>
    </style:style>
    <style:style style:name="T8" style:family="text">
      <style:text-properties fo:color="#000000" style:font-name="Times New Roman1" fo:font-size="11pt" fo:language="zxx" fo:country="none" fo:font-style="normal" style:font-size-asian="11pt" style:font-style-asian="normal" style:font-size-complex="11pt" style:font-style-complex="normal"/>
    </style:style>
    <style:style style:name="T9" style:family="text">
      <style:text-properties fo:color="#000000" style:font-name="Times New Roman1" fo:font-size="11pt" fo:language="zxx" fo:country="none" style:font-size-asian="11pt" style:font-size-complex="11pt"/>
    </style:style>
    <style:style style:name="T10" style:family="text">
      <style:text-properties fo:color="#000000" style:font-name="Times New Roman1" fo:font-size="11pt" fo:language="zxx" fo:country="none" fo:font-weight="bold" fo:background-color="transparent" style:font-size-asian="11pt" style:font-weight-asian="bold" style:font-size-complex="11pt"/>
    </style:style>
    <style:style style:name="T11" style:family="text">
      <style:text-properties fo:color="#000000" style:font-name="Times New Roman1" fo:font-size="11pt" fo:language="zxx" fo:country="none" style:text-underline-style="solid" style:text-underline-width="auto" style:text-underline-color="font-color" fo:font-weight="bold" fo:background-color="transparent" style:font-size-asian="11pt" style:font-size-complex="11pt"/>
    </style:style>
    <style:style style:name="T12" style:family="text">
      <style:text-properties fo:color="#000000" style:font-name="Times New Roman1" fo:font-size="11pt" fo:language="zxx" fo:country="none" fo:background-color="transparent" style:font-size-asian="11pt" style:font-size-complex="11pt"/>
    </style:style>
    <style:style style:name="T13" style:family="text">
      <style:text-properties fo:color="#000000" style:font-name="Times New Roman1" fo:language="zxx" fo:country="none" fo:background-color="transparent"/>
    </style:style>
    <style:style style:name="T14" style:family="text">
      <style:text-properties fo:color="#000000" style:font-name="Nimbus Roman No9 L" fo:font-size="11pt" style:text-underline-style="none" style:font-name-asian="Arial" style:font-size-asian="11pt" style:font-name-complex="Nimbus Roman No9 L" style:font-size-complex="11pt"/>
    </style:style>
    <style:style style:name="T15" style:family="text">
      <style:text-properties fo:color="#000000" style:font-name="Nimbus Roman No9 L" fo:font-size="11pt" style:text-underline-style="none" fo:font-weight="bold" style:font-name-asian="Arial" style:font-size-asian="11pt" style:font-weight-asian="bold" style:font-name-complex="Nimbus Roman No9 L" style:font-size-complex="11pt" style:font-weight-complex="bold"/>
    </style:style>
    <style:style style:name="T16" style:family="text">
      <style:text-properties fo:color="#000000" style:font-name="Nimbus Roman No9 L" fo:font-size="11pt" style:text-underline-style="none" fo:font-weight="bold" style:font-size-asian="11pt" style:font-weight-asian="bold" style:font-name-complex="Nimbus Roman No9 L" style:font-size-complex="11pt" style:font-weight-complex="bold"/>
    </style:style>
    <style:style style:name="T17" style:family="text">
      <style:text-properties fo:color="#000000" style:font-name="Nimbus Roman No9 L" fo:font-size="11pt" style:font-size-asian="11pt" style:font-name-complex="Nimbus Roman No9 L" style:font-size-complex="11pt"/>
    </style:style>
    <style:style style:name="T18" style:family="text">
      <style:text-properties fo:color="#000000" style:font-name="Nimbus Roman No9 L" fo:font-size="11pt" style:font-name-asian="Arial" style:font-size-asian="11pt" style:font-name-complex="Nimbus Roman No9 L" style:font-size-complex="11pt"/>
    </style:style>
    <style:style style:name="T19" style:family="text">
      <style:text-properties fo:color="#000000" style:font-name="Nimbus Roman No9 L" fo:font-size="11pt" fo:language="zxx" fo:country="none" fo:font-style="normal" style:text-underline-style="none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0" style:family="text">
      <style:text-properties fo:color="#000000" style:font-name="Nimbus Roman No9 L" fo:font-size="11pt" fo:language="zxx" fo:country="none" fo:font-style="normal" style:text-underline-style="none" fo:font-weight="bold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1" style:family="text">
      <style:text-properties fo:color="#000000" style:font-name="Nimbus Roman No9 L" fo:font-size="11pt" fo:language="zxx" fo:country="none" fo:font-style="normal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2" style:family="text">
      <style:text-properties fo:color="#000000" style:font-name="Nimbus Roman No9 L" fo:font-size="11pt" fo:language="zxx" fo:country="none" fo:font-weight="bold" style:font-name-asian="Arial" style:font-size-asian="11pt" style:font-weight-asian="bold" style:font-name-complex="Nimbus Roman No9 L" style:font-size-complex="11pt" style:font-weight-complex="bold"/>
    </style:style>
    <style:style style:name="T23" style:family="text">
      <style:text-properties fo:color="#000000" style:font-name="Nimbus Roman No9 L" fo:font-size="11pt" fo:font-weight="bold" style:font-name-asian="Arial" style:font-size-asian="11pt" style:font-weight-asian="bold" style:font-name-complex="Nimbus Roman No9 L" style:font-size-complex="11pt" style:font-weight-complex="bold"/>
    </style:style>
    <style:style style:name="T24" style:family="text">
      <style:text-properties style:font-name="Times New Roman1" fo:language="zxx" fo:country="none"/>
    </style:style>
    <style:style style:name="T25" style:family="text">
      <style:text-properties style:font-name="Times New Roman1" fo:font-size="11pt" fo:language="zxx" fo:country="none" style:text-underline-style="solid" style:text-underline-width="auto" style:text-underline-color="font-color" fo:font-weight="bold" style:font-size-asian="11pt" style:font-size-complex="11pt"/>
    </style:style>
    <style:style style:name="T26" style:family="text">
      <style:text-properties style:font-name="Times New Roman1" fo:font-size="11pt" fo:language="zxx" fo:country="none" style:font-size-asian="11pt" style:font-size-complex="11pt"/>
    </style:style>
    <style:style style:name="T27" style:family="text">
      <style:text-properties style:font-name="Times New Roman1" fo:font-size="11pt" fo:language="zxx" fo:country="none" fo:background-color="transparent" style:font-size-asian="11pt" style:font-size-complex="11pt"/>
    </style:style>
    <style:style style:name="T28" style:family="text">
      <style:text-properties style:font-name="Times New Roman1" fo:font-size="11pt" fo:language="zxx" fo:country="none" fo:font-weight="bold" style:font-size-asian="11pt" style:font-weight-asian="bold" style:font-size-complex="11pt"/>
    </style:style>
    <style:style style:name="T29" style:family="text">
      <style:text-properties fo:font-style="normal" fo:font-weight="normal" fo:background-color="transparent" style:font-name-asian="Nimbus Roman No9 L" style:font-style-asian="normal" style:font-weight-asian="normal" style:font-name-complex="Nimbus Roman No9 L" style:font-style-complex="normal" style:font-weight-complex="normal"/>
    </style:style>
    <style:style style:name="T30" style:family="text">
      <style:text-properties style:font-name="Nimbus Roman No9 L" fo:font-size="11pt" fo:language="zxx" fo:country="none" fo:font-style="normal" style:text-underline-style="none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31" style:family="text">
      <style:text-properties style:font-name="Nimbus Roman No9 L" fo:font-size="11pt" fo:language="zxx" fo:country="none" fo:font-style="normal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32" style:family="text">
      <style:text-properties style:font-name="Nimbus Roman No9 L" fo:font-size="11pt" fo:language="zxx" fo:country="none" fo:font-weight="bold" style:font-name-asian="Arial" style:font-size-asian="11pt" style:font-weight-asian="bold" style:font-name-complex="Nimbus Roman No9 L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ACTA DE CONTROL PERCEPTIVO</text:p>
      <text:p text:style-name="P6"><text:span text:style-name="Fuente_20_de_20_párrafo_20_predeter."><text:span text:style-name="T7"/></text:span></text:p>
      <text:p text:style-name="P7"><text:span text:style-name="Fuente_20_de_20_párrafo_20_predeter."><text:span text:style-name="T4">En la ciudad de Maturín, a los </text:span></text:span><text:span text:style-name="Fuente_20_de_20_párrafo_20_predeter."><text:span text:style-name="T15">un</text:span></text:span><text:span text:style-name="Fuente_20_de_20_párrafo_20_predeter."><text:span text:style-name="T14"> </text:span></text:span><text:span text:style-name="Fuente_20_de_20_párrafo_20_predeter."><text:span text:style-name="T16">(01)</text:span></text:span><text:span text:style-name="Fuente_20_de_20_párrafo_20_predeter."><text:span text:style-name="T15"> </text:span></text:span><text:span text:style-name="Fuente_20_de_20_párrafo_20_predeter."><text:span text:style-name="T14">días </text:span></text:span><text:span text:style-name="Fuente_20_de_20_párrafo_20_predeter."><text:span text:style-name="T17">de</text:span></text:span><text:span text:style-name="Fuente_20_de_20_párrafo_20_predeter."><text:span text:style-name="T18"> </text:span></text:span><text:span text:style-name="Fuente_20_de_20_párrafo_20_predeter."><text:span text:style-name="T23">Julio</text:span></text:span><text:span text:style-name="Fuente_20_de_20_párrafo_20_predeter."><text:span text:style-name="T18"> </text:span></text:span><text:span text:style-name="Fuente_20_de_20_párrafo_20_predeter."><text:span text:style-name="T17">de</text:span></text:span><text:span text:style-name="Fuente_20_de_20_párrafo_20_predeter."><text:span text:style-name="T18"> </text:span></text:span><text:span text:style-name="Fuente_20_de_20_párrafo_20_predeter."><text:span text:style-name="T23">2014</text:span></text:span><text:span text:style-name="Fuente_20_de_20_párrafo_20_predeter."><text:span text:style-name="T4">, reunidos en la Dirección de Administración y Presupuesto de la Contraloría del estado Monagas, ubicada en la Calle Sucre con calle Monagas, Edificio anexo a la Gobernación del estado Monagas, los funcionarios: </text:span></text:span><text:span text:style-name="Fuente_20_de_20_párrafo_20_predeter."><text:span text:style-name="T3">LIBNY JOSEFINA  SALAZAR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10291452</text:span></text:span><text:span text:style-name="Fuente_20_de_20_párrafo_20_predeter."><text:span text:style-name="T4">, actuando en su caracter de </text:span></text:span><text:span text:style-name="Fuente_20_de_20_párrafo_20_predeter."><text:span text:style-name="T3">ASISTENTE DE ADMINISTRACIóN I (Área de Bienes)</text:span></text:span><text:span text:style-name="Fuente_20_de_20_párrafo_20_predeter."><text:span text:style-name="T4">, </text:span></text:span><text:span text:style-name="Fuente_20_de_20_párrafo_20_predeter."><text:span text:style-name="T3">GABRIELA ALEJANDRA GUEVARA UCERO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12544008</text:span></text:span><text:span text:style-name="Fuente_20_de_20_párrafo_20_predeter."><text:span text:style-name="T4">, </text:span></text:span><text:span text:style-name="Fuente_20_de_20_párrafo_20_predeter."><text:span text:style-name="T9">actuando en su carácter de</text:span></text:span><text:span text:style-name="Fuente_20_de_20_párrafo_20_predeter."><text:span text:style-name="T4"> </text:span></text:span><text:span text:style-name="Fuente_20_de_20_párrafo_20_predeter."><text:span text:style-name="T3">ANALISTA DE ADMINISTRACIÓN  I (por la Unidad Contratante)</text:span></text:span><text:span text:style-name="Fuente_20_de_20_párrafo_20_predeter."><text:span text:style-name="T5">,</text:span></text:span><text:span text:style-name="Fuente_20_de_20_párrafo_20_predeter."><text:span text:style-name="T4"> </text:span></text:span><text:span text:style-name="Fuente_20_de_20_párrafo_20_predeter."><text:span text:style-name="T3">MILAGROS DEL VALLE RIVAS MATA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15203140</text:span></text:span><text:span text:style-name="Fuente_20_de_20_párrafo_20_predeter."><text:span text:style-name="T4">,actuando en su carácter de </text:span></text:span><text:span text:style-name="Fuente_20_de_20_párrafo_20_predeter."><text:span text:style-name="T3">DIRECTOR (A)  DE ADMINISTRACIÓN Y PRESUPUESTO (Por la Unidad Usuaria), ROXAIDA FERMINA  ESTRADA</text:span></text:span><text:span text:style-name="Fuente_20_de_20_párrafo_20_predeter."><text:span text:style-name="T5">, titular de la cédula de identidad Nº </text:span></text:span><text:span text:style-name="Fuente_20_de_20_párrafo_20_predeter."><text:span text:style-name="T3">13813825, </text:span></text:span><text:span text:style-name="Fuente_20_de_20_párrafo_20_predeter."><text:span text:style-name="T5">actuando en su carácter de</text:span></text:span><text:span text:style-name="Fuente_20_de_20_párrafo_20_predeter."><text:span text:style-name="T3"> AUDITOR FISCAL I </text:span></text:span><text:span text:style-name="Fuente_20_de_20_párrafo_20_predeter."><text:span text:style-name="T5">como </text:span></text:span><text:span text:style-name="Fuente_20_de_20_párrafo_20_predeter."><text:span text:style-name="T3">observador,</text:span></text:span><text:span text:style-name="Fuente_20_de_20_párrafo_20_predeter."><text:span text:style-name="T4"> </text:span></text:span><text:span text:style-name="Fuente_20_de_20_párrafo_20_predeter."><text:span text:style-name="T9">proceden de conformidad con lo dispuesto en los artículos 103 y 120 de la Ley de Contrataciones Públicas, publicada en Gaceta Oficial de la República Bolivariana de Venezuela Nº 39.503 de fecha 06/09/2010, a realizar el Control Perceptivo, como Acto Administrativo, dejándose constancia de lo siguiente</text:span></text:span><text:span text:style-name="Fuente_20_de_20_párrafo_20_predeter."><text:span text:style-name="T4">: </text:span></text:span><text:span text:style-name="Fuente_20_de_20_párrafo_20_predeter."><text:span text:style-name="T3">PRIMERO</text:span></text:span><text:span text:style-name="Fuente_20_de_20_párrafo_20_predeter."><text:span text:style-name="T4">: </text:span></text:span><text:span text:style-name="Fuente_20_de_20_párrafo_20_predeter."><text:span text:style-name="T8">En fecha </text:span></text:span><text:span text:style-name="Fuente_20_de_20_párrafo_20_predeter."><text:span text:style-name="T19">un </text:span></text:span><text:span text:style-name="Fuente_20_de_20_párrafo_20_predeter."><text:span text:style-name="T20">(01)</text:span></text:span><text:span text:style-name="Fuente_20_de_20_párrafo_20_predeter."><text:span text:style-name="T8"> del mes de </text:span></text:span><text:span text:style-name="Fuente_20_de_20_párrafo_20_predeter."><text:span text:style-name="T21">Julio</text:span></text:span><text:span text:style-name="Fuente_20_de_20_párrafo_20_predeter."><text:span text:style-name="T8"> de </text:span></text:span><text:span text:style-name="Fuente_20_de_20_párrafo_20_predeter."><text:span text:style-name="T21">2014</text:span></text:span><text:span text:style-name="Fuente_20_de_20_párrafo_20_predeter."><text:span text:style-name="T8">, se constato la entrega</text:span></text:span><text:span text:style-name="Fuente_20_de_20_párrafo_20_predeter."><text:span text:style-name="T7"> de lo que a continuación se detalla: </text:span></text:span></text:p>
      <text:p text:style-name="P15"/>
      <text:p text:style-name="P15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14">Cantidad</text:p>
            <text:p text:style-name="P14">Solicitada</text:p>
          </table:table-cell>
          <table:table-cell table:style-name="Tabla2.A1" office:value-type="string">
            <text:p text:style-name="P14">Descripción</text:p>
          </table:table-cell>
          <table:table-cell table:style-name="Tabla2.C1" office:value-type="string">
            <text:p text:style-name="P14">Cantidad</text:p>
            <text:p text:style-name="P14">Recibida</text:p>
          </table:table-cell>
        </table:table-row>
        <table:table-row table:style-name="Tabla2.2">
          <table:table-cell table:style-name="Tabla2.A1" office:value-type="string">
            <text:p text:style-name="P18"><text:span text:style-name="T29"/>1.00</text:p>
          </table:table-cell>
          <table:table-cell table:style-name="Tabla2.A1" office:value-type="string">
            <text:p text:style-name="P17">PRIMAS Y OTROS GASTOS DE SEGUROS Y COMISIONES BANC-CAUCIÃ³N (POLIZA DE DINERO Y VALORES)</text:p>
            <text:p text:style-name="P17">Observación: </text:p>
          </table:table-cell>
          <table:table-cell table:style-name="Tabla2.C1" office:value-type="string">
            <text:p text:style-name="P19">0</text:p>
            <text:p text:style-name="P19"/>
          </table:table-cell>
        </table:table-row>
      </table:table>
      <text:p text:style-name="P16"/>
      <text:p text:style-name="P16"/>
      <text:p text:style-name="P11"><text:span text:style-name="T11">SEGUNDO</text:span><text:span text:style-name="T12">: Realizado el referido Acto Administrativo, se deja constancia que el proveedor </text:span><text:span text:style-name="Fuente_20_de_20_párrafo_20_predeter."><text:span text:style-name="T10">SEGUROS CARACAS DE LIBERTY MUTUAL, CA</text:span></text:span><text:span text:style-name="T12"> hizo entrega de los antes mencionado en el cuadro que antecede de conformidad a lo solicitado por la Unidad Contratante, constancia que permite soportar el cierre administrativo del contrato</text:span><text:span text:style-name="T13">.</text:span></text:p>
      <text:p text:style-name="P21"><text:soft-page-break/>Se levanta la presente Acta en tres (03) originales a un mismo tenor y un solo efecto, una de las cuales quedará en poder de la División de Administración y Tesorería, otra en la Unidad Contratante y un ejemplar reposará en el expediente del Procedimiento de Selección de Contratista.</text:p>
      <text:p text:style-name="P22"/>
      <text:p text:style-name="P13"><text:span text:style-name="T9">En la ciudad de Maturín, </text:span><text:span text:style-name="Fuente_20_de_20_párrafo_20_predeter."><text:span text:style-name="T19">un</text:span></text:span><text:span text:style-name="T9"> de </text:span><text:span text:style-name="Fuente_20_de_20_párrafo_20_predeter."><text:span text:style-name="T22">Julio</text:span></text:span><text:span text:style-name="T9"> de </text:span><text:span text:style-name="Fuente_20_de_20_párrafo_20_predeter."><text:span text:style-name="T21">2014</text:span></text:span><text:span text:style-name="T9">.</text:span></text:p>
      <text:p text:style-name="P10"><text:span text:style-name="Fuente_20_de_20_párrafo_20_predeter."><text:span text:style-name="T6"/></text:span></text:p>
      <text:p text:style-name="P7"><text:span text:style-name="Fuente_20_de_20_párrafo_20_predeter."><text:span text:style-name="T6"/>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2">Area de Bienes</text:p>
            <text:p text:style-name="P12">LIBNY JOSEFINA  SALAZAR</text:p>
            <text:p text:style-name="P12">ASISTENTE DE ADMINISTRACIóN I</text:p>
          </table:table-cell>
          <table:table-cell table:style-name="Tabla1.A1" office:value-type="string">
            <text:p text:style-name="P12">Unidad Contratante</text:p>
            <text:p text:style-name="P12">GABRIELA ALEJANDRA GUEVARA UCERO</text:p>
            <text:p text:style-name="P12">ANALISTA DE ADMINISTRACIÓN  I</text:p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</table:table-row>
        <table:table-row>
          <table:table-cell table:style-name="Tabla1.A1" office:value-type="string">
            <text:p text:style-name="P12">Unidad Usuaria</text:p>
            <text:p text:style-name="P12">MILAGROS DEL VALLE RIVAS MATA</text:p>
            <text:p text:style-name="P12">DIRECTOR (A)  DE ADMINISTRACIÓN Y PRESUPUESTO</text:p>
          </table:table-cell>
          <table:table-cell table:style-name="Tabla1.A1" office:value-type="string">
            <text:p text:style-name="P12">Control Previo</text:p>
            <text:p text:style-name="P12">ROXAIDA FERMINA  ESTRADA</text:p>
            <text:p text:style-name="P12">AUDITOR FISCAL I</text:p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>Proveedor</text:p>
            <text:p text:style-name="P12"/>
          </table:table-cell>
        </table:table-row>
      </table:table>
      <text:p text:style-name="P4"/>
      <text:p text:style-name="P8"><text:span text:style-name="Fuente_20_de_20_párrafo_20_predeter.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, serif"/>
    <style:font-face style:name="Verdana" svg:font-family="Verdana" style:font-family-generic="swiss"/>
    <style:font-face style:name="StarSymbol" svg:font-family="StarSymbol" style:font-family-generic="system"/>
    <style:font-face style:name="Mangal" svg:font-family="Mangal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s" fo:country="VE" fo:font-style="normal" style:text-underline-style="none" fo:font-weight="normal" style:letter-kerning="false" style:font-size-asian="10pt" style:language-asian="es" style:country-asian="VE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s" fo:country="VE" fo:font-style="normal" style:text-underline-style="none" fo:font-weight="normal" style:letter-kerning="false" fo:background-color="transparent" style:font-name-asian="Times New Roman" style:font-size-asian="10pt" style:language-asian="es" style:country-asian="V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3" style:display-name="Título 3" style:family="paragraph" style:parent-style-name="Normal" style:next-style-name="Normal" style:default-outline-level="3">
      <style:paragraph-properties fo:text-align="justify" style:justify-single-word="false" fo:hyphenation-ladder-count="no-limit" fo:keep-with-next="always">
        <style:tab-stops>
          <style:tab-stop style:position="0cm"/>
        </style:tab-stops>
      </style:paragraph-properties>
      <style:text-properties fo:font-weight="bold" style:font-weight-asian="bold" style:font-weight-complex="bold" fo:hyphenate="false"/>
    </style:style>
    <style:style style:name="Normal" style:family="paragraph">
      <style:paragraph-properties fo:orphans="0" fo:widows="0" fo:hyphenation-ladder-count="no-limit"/>
      <style:text-properties fo:font-size="12pt" style:letter-kerning="true" style:font-name-asian="DejaVu Sans" style:font-size-asian="12pt" style:language-asian="hi" style:country-asian="IN" style:font-name-complex="DejaVu Sans" style:font-size-complex="12pt" style:language-complex="hi" style:country-complex="IN" fo:hyphenate="false"/>
    </style:style>
    <style:style style:name="Encabezado6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/>
    </style:style>
    <style:style style:name="Texto_20_independiente" style:display-name="Texto independiente" style:family="paragraph" style:parent-style-name="Normal">
      <style:paragraph-properties fo:margin-top="0cm" fo:margin-bottom="0.212cm"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o_20_independiente" style:class="list">
      <style:paragraph-properties fo:hyphenation-ladder-count="no-limit"/>
      <style:text-properties fo:hyphenate="false"/>
    </style:style>
    <style:style style:name="Caption" style:family="paragraph" style:parent-style-name="Normal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fo:hyphenate="false"/>
    </style:style>
    <style:style style:name="Encabezado5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/>
    </style:style>
    <style:style style:name="Encabezado4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3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2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1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Heading" style:family="paragraph" style:parent-style-name="Normal" style:class="text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21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Absatz-Standardschriftart" style:family="text"/>
    <style:style style:name="Fuente_20_de_20_párrafo_20_predeter.5" style:display-name="Fuente de párrafo predeter.5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Fuente_20_de_20_párrafo_20_predeter.4" style:display-name="Fuente de párrafo predeter.4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8Num2z0" style:family="text">
      <style:text-properties style:font-name="Wingdings" fo:font-size="9pt" style:font-size-asian="9pt" style:font-name-complex="StarSymbol" style:font-size-complex="9pt"/>
    </style:style>
    <style:style style:name="WW8Num2z1" style:family="text">
      <style:text-properties style:font-name="Wingdings 2" fo:font-size="9pt" style:font-size-asian="9pt" style:font-name-complex="StarSymbol" style:font-size-complex="9pt"/>
    </style:style>
    <style:style style:name="WW8Num2z2" style:family="text">
      <style:text-properties style:font-name="StarSymbol" fo:font-size="9pt" style:font-size-asian="9pt" style:font-name-complex="StarSymbol" style:font-size-complex="9pt"/>
    </style:style>
    <style:style style:name="WW8Num2z3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8Num8z1" style:family="text">
      <style:text-properties style:font-name="Wingdings 2" fo:font-size="9pt" style:font-size-asian="9pt" style:font-name-complex="StarSymbol" style:font-size-complex="9pt"/>
    </style:style>
    <style:style style:name="WW8Num8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11111111" style:family="text"/>
    <style:style style:name="WW-Absatz-Standardschriftart11111111111111111111111111111111" style:family="text"/>
    <style:style style:name="WW8Num4z0" style:family="text">
      <style:text-properties style:font-name="Wingdings" fo:font-size="9pt" style:font-size-asian="9pt" style:font-name-complex="StarSymbol" style:font-size-complex="9pt"/>
    </style:style>
    <style:style style:name="WW8Num4z1" style:family="text">
      <style:text-properties style:font-name="Wingdings 2" fo:font-size="9pt" style:font-size-asian="9pt" style:font-name-complex="StarSymbol" style:font-size-complex="9pt"/>
    </style:style>
    <style:style style:name="WW8Num4z2" style:family="text">
      <style:text-properties style:font-name="StarSymbol" fo:font-size="9pt" style:font-size-asian="9pt" style:font-name-complex="StarSymbol" style:font-size-complex="9pt"/>
    </style:style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5z1" style:family="text">
      <style:text-properties style:font-name="Wingdings 2" fo:font-size="9pt" style:font-size-asian="9pt" style:font-name-complex="StarSymbol" style:font-size-complex="9pt"/>
    </style:style>
    <style:style style:name="WW8Num5z2" style:family="text">
      <style:text-properties style:font-name="StarSymbol" fo:font-size="9pt" style:font-size-asian="9pt" style:font-name-complex="StarSymbol" style:font-size-complex="9pt"/>
    </style:style>
    <style:style style:name="WW8Num6z0" style:family="text">
      <style:text-properties style:font-name="Wingdings" fo:font-size="9pt" style:font-size-asian="9pt" style:font-name-complex="StarSymbol" style:font-size-complex="9pt"/>
    </style:style>
    <style:style style:name="WW8Num6z1" style:family="text">
      <style:text-properties style:font-name="Wingdings 2" fo:font-size="9pt" style:font-size-asian="9pt" style:font-name-complex="StarSymbol" style:font-size-complex="9pt"/>
    </style:style>
    <style:style style:name="WW8Num6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Fuente_20_de_20_párrafo_20_predeter.3" style:display-name="Fuente de párrafo predeter.3" style:family="text"/>
    <style:style style:name="WW-Absatz-Standardschriftart1111111111111111111111111111111111111111" style:family="text"/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text-align="center" style:justify-single-word="false"/>
    </style:style>
    <style:style style:name="MP2" style:family="paragraph" style:parent-style-name="Normal">
      <style:paragraph-properties fo:text-align="center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MP3" style:family="paragraph" style:parent-style-name="Normal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MP4" style:family="paragraph" style:parent-style-name="Normal">
      <style:text-properties fo:color="#000000"/>
    </style:style>
    <style:style style:name="MP5" style:family="paragraph" style:parent-style-name="Footer">
      <style:paragraph-properties fo:text-align="justify" style:justify-single-word="false"/>
      <style:text-properties fo:color="#000000" style:font-name="Arial" fo:font-size="9pt" style:font-size-asian="9pt" style:font-size-complex="9pt"/>
    </style:style>
    <style:style style:name="MT1" style:family="text">
      <style:text-properties style:language-asian="es" style:country-asian="VE" style:language-complex="ar" style:country-complex="SA"/>
    </style:style>
    <style:style style:name="MT2" style:family="text">
      <style:text-properties fo:color="#000000" fo:font-size="13pt" style:font-size-asian="13pt" style:font-size-complex="13pt"/>
    </style:style>
    <style:style style:name="MT3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MT4" style:family="text">
      <style:text-properties fo:color="#000000" style:font-name="Times New Roman1" fo:font-size="11pt" fo:language="zxx" fo:country="none" fo:font-style="normal" style:letter-kerning="true" style:font-name-asian="DejaVu Sans" style:font-size-asian="11pt" style:language-asian="hi" style:country-asian="IN" style:font-style-asian="normal" style:font-name-complex="DejaVu Sans" style:font-size-complex="11pt" style:language-complex="hi" style:country-complex="IN" style:font-style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91cm" fo:margin-bottom="3.879cm" fo:margin-left="3cm" fo:margin-right="3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2.355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Normal"><draw:frame draw:style-name="Mfr1" draw:name="gráficos1" text:anchor-type="paragraph" svg:x="0.083cm" svg:y="-0.577cm" svg:width="3.052cm" svg:height="2.394cm" draw:z-index="3"><draw:image xlink:href="Pictures/1000000000000315000002EFE25DBFD1.jpg" xlink:type="simple" xlink:show="embed" xlink:actuate="onLoad"/></draw:frame><draw:frame draw:style-name="Mfr2" draw:name="gráficos2" text:anchor-type="char" svg:x="13.042cm" svg:y="0.247cm" svg:width="2.201cm" svg:height="2.138cm" draw:z-index="1"><draw:image xlink:href="Pictures/10000000000001B5000001CADA8A1581.jpg" xlink:type="simple" xlink:show="embed" xlink:actuate="onLoad"/></draw:frame><text:span text:style-name="Fuente_20_de_20_párrafo_20_predeter."><text:span text:style-name="MT1"/></text:span></text:p>
        <text:p text:style-name="MP1"><text:span text:style-name="Fuente_20_de_20_párrafo_20_predeter."><text:span text:style-name="MT2"><text:s/></text:span></text:span><text:span text:style-name="Fuente_20_de_20_párrafo_20_predeter."><text:span text:style-name="MT3">REPÚBLICA BOLIVARIANA DE VENEZUELA</text:span></text:span></text:p>
        <text:p text:style-name="MP2">CONTRALORÍA DEL ESTADO MONAGAS</text:p>
        <text:p text:style-name="MP3"><text:span text:style-name="Fuente_20_de_20_párrafo_20_predeter."><text:span text:style-name="MT4"/></text:span></text:p>
        <text:p text:style-name="MP4"/>
      </style:header>
      <style:footer>
        <text:p text:style-name="MP5"/>
        <text:p text:style-name="MP5">Dirección: Calle Sucre con calle Monagas, Edificio anexo a la Gobernacion del estado Monagas, Maturin, Edo. Monagas Teléfono: (0291) 6410441 Correo Electrónico: contraloriamonagas@contraloriamonagas.gob.v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victor velasquez</meta:initial-creator>
    <meta:creation-date>2012-10-25T21:17:00Z</meta:creation-date>
    <dc:date>2014-04-30T14:35:54</dc:date>
    <meta:print-date>2011-09-22T19:56:00Z</meta:print-date>
    <meta:editing-cycles>55</meta:editing-cycles>
    <meta:editing-duration>PT9H28M45S</meta:editing-duration>
    <meta:document-statistic meta:table-count="2" meta:image-count="2" meta:object-count="0" meta:page-count="2" meta:paragraph-count="31" meta:word-count="359" meta:character-count="2370" meta:non-whitespace-character-count="2042"/>
    <meta:template xlink:type="simple" xlink:actuate="onRequest" xlink:title="" xlink:href="../../../var/tmp/var/tmp/var/tmp/kdecache-cemamdin/krun/6806_0_actaControlPerceptivo.odt/Normal.dotm"/>
  </office:meta>
</office:document-meta>
</file>